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151733"/>
    </style:style>
    <style:style style:name="P2" style:family="paragraph" style:parent-style-name="Standard">
      <style:text-properties fo:language="en" fo:country="US" officeooo:rsid="00151733" officeooo:paragraph-rsid="00151733"/>
    </style:style>
    <style:style style:name="P3" style:family="paragraph" style:parent-style-name="List_20_Paragraph" style:list-style-name="WWNum2">
      <style:text-properties officeooo:paragraph-rsid="00151733"/>
    </style:style>
    <style:style style:name="P4" style:family="paragraph" style:parent-style-name="List_20_Paragraph">
      <style:text-properties officeooo:paragraph-rsid="00151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E ZIJN WIJ</text:p>
      <text:p text:style-name="P2"/>
      <text:p text:style-name="P2"/>
      <text:p text:style-name="P1">Jong dynamische constructeur van aluminium tuin producten. </text:p>
      <text:list xml:id="list6313773980418184855" text:style-name="WWNum2">
        <text:list-item>
          <text:p text:style-name="P3">Gestart met en nog steeds onze hoofdactiviteit zijn aluminium poorten &amp; hekken,</text:p>
        </text:list-item>
        <text:list-item>
          <text:p text:style-name="P3">Carports met vlak of gebogen dak en verschillende dakbedekkingen.</text:p>
        </text:list-item>
        <text:list-item>
          <text:p text:style-name="P3">Met of zonder geïntegreerd berghok.</text:p>
        </text:list-item>
        <text:list-item>
          <text:p text:style-name="P3">Om het geheel van rondom huis compleet te maken hebben wij</text:p>
        </text:list-item>
        <text:list-item>
          <text:p text:style-name="P3">Onlangs onze productie uitgebreid met terrasoverkappingen en</text:p>
        </text:list-item>
      </text:list>
      <text:p text:style-name="P4">glazen schuifwanden.</text:p>
      <text:list xml:id="list183019864216189" text:continue-numbering="true" text:style-name="WWNum2">
        <text:list-item>
          <text:p text:style-name="P3">Bekijk ons fotoboek om u een indicatie te geven van de verschillende modellen,</text:p>
        </text:list-item>
      </text:list>
      <text:p text:style-name="P4">indien u uw gewenste model niet kan vinden in onze album bezorg ons een foto </text:p>
      <text:p text:style-name="P4">en wij maken het voor u zoals u wenst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8" style:display-name="ListLabel 8" style:family="text">
      <style:text-properties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8:29:17.392000000</meta:creation-date>
    <dc:date>2020-04-24T18:30:18.705000000</dc:date>
    <meta:editing-duration>PT1M1S</meta:editing-duration>
    <meta:editing-cycles>1</meta:editing-cycles>
    <meta:document-statistic meta:table-count="0" meta:image-count="0" meta:object-count="0" meta:page-count="1" meta:paragraph-count="11" meta:word-count="99" meta:character-count="589" meta:non-whitespace-character-count="503"/>
    <meta:generator>LibreOffice/5.0.4.2$Windows_x86 LibreOffice_project/2b9802c1994aa0b7dc6079e128979269cf95bc78</meta:generator>
  </office:meta>
</office:document-meta>
</file>